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row table:style-name="ro1">
          <table:table-cell office:value-type="string">
            <text:p>episodes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9">01/29/2022</text:date>, <text:time>21:23:3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simo Borelli</meta:initial-creator>
    <meta:creation-date>2022-01-29T21:19:36</meta:creation-date>
    <dc:date>2022-01-29T21:23:32</dc:date>
    <dc:creator>Massimo Borelli</dc:creator>
    <meta:editing-duration>PT3M56S</meta:editing-duration>
    <meta:editing-cycles>3</meta:editing-cycles>
    <meta:generator>OpenOffice/4.1.8$Unix OpenOffice.org_project/418m3$Build-9803</meta:generator>
    <meta:document-statistic meta:table-count="3" meta:cell-count="1001" meta:object-count="0"/>
  </office:meta>
</office:document-meta>
</file>